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3.00pt"/>
    </style:style>
    <style:style style:name="P2" style:family="paragraph">
      <style:paragraph-properties fo:line-height="115.00%" fo:text-align="center" fo:margin-bottom="3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3">Experiment(17):-</text:span></text:p>
      <text:p text:style-name="P3"><text:span text:style-name="T4">Aim:-</text:span></text:p>
      <text:p text:style-name="P3"><text:span text:style-name="T5">IOT Devices in Networking Using Cisco Packet Tracer</text:span><text:span text:style-name="T6"><text:line-break/>Software requirement:-</text:span></text:p>
      <text:p text:style-name="P3"><text:span text:style-name="T7">switches,router,pc's,server</text:span></text:p>
      <text:p text:style-name="P3"><text:span text:style-name="T8">Algorithm:-</text:span></text:p>
      <text:p text:style-name="P4"><text:span text:style-name="T9">step1:-first take home gateway </text:span></text:p>
      <text:p text:style-name="P4"><text:span text:style-name="T9">step2:-link that router with celling fan and lamp and tablet </text:span></text:p>
      <text:p text:style-name="P4"><text:span text:style-name="T9">step3:-connect that celling fan and lamp with the tablet</text:span></text:p>
      <text:p text:style-name="P4"><text:span text:style-name="T9">step4:- after connection celling fan and lamp<text:s text:c="2"/>with connection of tablet Check the connection with the appliances </text:span></text:p>
      <text:p text:style-name="P4"><text:span text:style-name="T9">step5:- if command send correctly you got successfullother wise recheck the connections</text:span></text:p>
      <text:p text:style-name="P4"><text:span text:style-name="T10">Step6:- then the celling fan and lamp<text:s text:c="2"/>with connection of tablet<text:s text:c="2"/>successfully simulated and the appliances are working .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11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11"/></text:p>
      <text:p text:style-name="P5"><text:span text:style-name="T11"/></text:p>
      <text:p text:style-name="P6"><text:span text:style-name="T11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8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